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3">
          <table:table-cell office:value-type="string">
            <text:p>Duet 0.6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J1</text:p>
          </table:table-cell>
          <table:table-cell office:value-type="float" office:value="176.20996">
            <text:p>176.20996</text:p>
          </table:table-cell>
          <table:table-cell office:value-type="float" office:value="80.36306">
            <text:p>80.36306</text:p>
          </table:table-cell>
          <table:table-cell table:number-columns-repeated="1021"/>
        </table:table-row>
        <table:table-row table:style-name="ro3">
          <table:table-cell office:value-type="string">
            <text:p>J7</text:p>
          </table:table-cell>
          <table:table-cell office:value-type="float" office:value="83.38566">
            <text:p>83.38566</text:p>
          </table:table-cell>
          <table:table-cell office:value-type="float" office:value="56.67502">
            <text:p>56.67502</text:p>
          </table:table-cell>
          <table:table-cell table:number-columns-repeated="1021"/>
        </table:table-row>
        <table:table-row table:style-name="ro3">
          <table:table-cell office:value-type="string">
            <text:p>J8</text:p>
          </table:table-cell>
          <table:table-cell office:value-type="float" office:value="83.38566">
            <text:p>83.38566</text:p>
          </table:table-cell>
          <table:table-cell office:value-type="float" office:value="76.99502">
            <text:p>76.99502</text:p>
          </table:table-cell>
          <table:table-cell table:number-columns-repeated="1021"/>
        </table:table-row>
        <table:table-row table:style-name="ro3">
          <table:table-cell office:value-type="string">
            <text:p>J9</text:p>
          </table:table-cell>
          <table:table-cell office:value-type="float" office:value="83.38566">
            <text:p>83.38566</text:p>
          </table:table-cell>
          <table:table-cell office:value-type="float" office:value="97.31502">
            <text:p>97.31502</text:p>
          </table:table-cell>
          <table:table-cell table:number-columns-repeated="1021"/>
        </table:table-row>
        <table:table-row table:style-name="ro3">
          <table:table-cell office:value-type="string">
            <text:p>J10</text:p>
          </table:table-cell>
          <table:table-cell office:value-type="float" office:value="83.38566">
            <text:p>83.38566</text:p>
          </table:table-cell>
          <table:table-cell office:value-type="float" office:value="117.63502">
            <text:p>117.63502</text:p>
          </table:table-cell>
          <table:table-cell table:number-columns-repeated="1021"/>
        </table:table-row>
        <table:table-row table:style-name="ro3">
          <table:table-cell office:value-type="string">
            <text:p>J11</text:p>
          </table:table-cell>
          <table:table-cell office:value-type="float" office:value="83.38566">
            <text:p>83.38566</text:p>
          </table:table-cell>
          <table:table-cell office:value-type="float" office:value="134.14502">
            <text:p>134.14502</text:p>
          </table:table-cell>
          <table:table-cell table:number-columns-repeated="1021"/>
        </table:table-row>
        <table:table-row table:style-name="ro3">
          <table:table-cell office:value-type="string">
            <text:p>J12</text:p>
          </table:table-cell>
          <table:table-cell office:value-type="float" office:value="83.38566">
            <text:p>83.38566</text:p>
          </table:table-cell>
          <table:table-cell office:value-type="float" office:value="141.76502">
            <text:p>141.76502</text:p>
          </table:table-cell>
          <table:table-cell table:number-columns-repeated="1021"/>
        </table:table-row>
        <table:table-row table:style-name="ro3">
          <table:table-cell office:value-type="string">
            <text:p>J13</text:p>
          </table:table-cell>
          <table:table-cell office:value-type="float" office:value="83.38566">
            <text:p>83.38566</text:p>
          </table:table-cell>
          <table:table-cell office:value-type="float" office:value="149.38502">
            <text:p>149.38502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4-12-12T17:17:11</meta:creation-date>
    <dc:date>2014-12-15T14:55:14</dc:date>
    <dc:creator>Adrian Bowyer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27" meta:object-count="0"/>
  </office:meta>
</office:document-meta>
</file>